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" style:family="table">
      <style:table-properties style:width="18.969cm" table:align="left"/>
    </style:style>
    <style:style style:name="Tabla1.A" style:family="table-column">
      <style:table-column-properties style:column-width="2.972cm"/>
    </style:style>
    <style:style style:name="Tabla1.B" style:family="table-column">
      <style:table-column-properties style:column-width="9.096cm"/>
    </style:style>
    <style:style style:name="Tabla1.C" style:family="table-column">
      <style:table-column-properties style:column-width="3.745cm"/>
    </style:style>
    <style:style style:name="Tabla1.D" style:family="table-column">
      <style:table-column-properties style:column-width="2.3cm"/>
    </style:style>
    <style:style style:name="Tabla1.E" style:family="table-column">
      <style:table-column-properties style:column-width="0.855cm"/>
    </style:style>
    <style:style style:name="Tabla1.A1" style:family="table-cell">
      <style:table-cell-properties fo:padding="0.097cm" fo:border="none"/>
    </style:style>
    <style:style style:name="Tabla1.4" style:family="table-row">
      <style:table-row-properties style:min-row-height="0.84cm"/>
    </style:style>
    <style:style style:name="P1" style:family="paragraph" style:parent-style-name="Standard">
      <style:paragraph-properties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fo:font-weight="normal" officeooo:paragraph-rsid="001c915d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6" style:family="paragraph" style:parent-style-name="Header">
      <style:text-properties style:font-name="Arial" fo:font-size="18pt" fo:font-weight="bold" style:font-size-asian="18pt" style:font-weight-asian="bold" style:font-size-complex="18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12pt" style:font-size-asian="12pt" style:font-size-complex="12pt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ial" fo:font-size="10pt" fo:font-weight="normal" officeooo:paragraph-rsid="0031eefe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" fo:font-size="10pt" style:text-underline-style="solid" style:text-underline-width="auto" style:text-underline-color="font-color" fo:font-weight="normal" officeooo:paragraph-rsid="0031eefe" style:font-size-asian="10pt" style:font-weight-asian="normal" style:font-size-complex="10pt" style:font-weight-complex="normal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office:value-type="string">
            <text:p text:style-name="P8">Cod.</text:p>
          </table:table-cell>
          <table:table-cell table:style-name="Tabla1.A1" office:value-type="string">
            <text:p text:style-name="P8">Producto</text:p>
          </table:table-cell>
          <table:table-cell table:style-name="Tabla1.A1" office:value-type="string">
            <text:p text:style-name="P1"><text:placeholder text:placeholder-type="text">&lt;for each="pricelist in pricelists"&gt;</text:placeholder></text:p>
          </table:table-cell>
          <table:table-cell table:style-name="Tabla1.A1" office:value-type="string">
            <text:p text:style-name="P3"><text:placeholder text:placeholder-type="text">&lt;pricelist.name&gt;</text:placeholder></text:p>
          </table:table-cell>
          <table:table-cell table:style-name="Tabla1.A1" office:value-type="string">
            <text:p text:style-name="P1"><text:placeholder text:placeholder-type="text">&lt;/for&gt;</text:placeholder></text:p>
          </table:table-cell>
        </table:table-row>
        <table:table-row>
          <table:table-cell table:style-name="Tabla1.A1" office:value-type="string">
            <text:p text:style-name="P1"><text:placeholder text:placeholder-type="text">&lt;for each="product in products"&gt;</text:placeholder> </text:p>
          </table:table-cell>
          <table:table-cell table:style-name="Tabla1.A1" office:value-type="string">
            <text:p text:style-name="P1"/>
            <text:p text:style-name="P1"/>
          </table:table-cell>
          <table:table-cell table:style-name="Tabla1.A1" office:value-type="string">
            <text:p text:style-name="P7"/>
          </table:table-cell>
          <table:table-cell table:style-name="Tabla1.A1" office:value-type="string">
            <text:p text:style-name="P7"/>
          </table:table-cell>
          <table:table-cell table:style-name="Tabla1.A1" office:value-type="string">
            <text:p text:style-name="P7"/>
          </table:table-cell>
        </table:table-row>
        <table:table-row>
          <table:table-cell table:style-name="Tabla1.A1" office:value-type="string">
            <text:p text:style-name="P10"><text:placeholder text:placeholder-type="text">&lt;if test="product_type == 'product.template' and  len(product.product_variant_ids) &gt; 1"&gt;</text:placeholder></text:p>
            <text:p text:style-name="P1"><text:placeholder text:placeholder-type="text">&lt;product.product_variant_ids[0].default_code&gt;</text:placeholder></text:p>
            <text:p text:style-name="P11"><text:placeholder text:placeholder-type="text">&lt;/if&gt;</text:placeholder></text:p>
            <text:p text:style-name="P10"><text:placeholder text:placeholder-type="text">&lt;product.default_code&gt;</text:placeholder></text:p>
            <text:p text:style-name="P11"/>
          </table:table-cell>
          <table:table-cell table:style-name="Tabla1.A1" office:value-type="string">
            <text:p text:style-name="P2"><text:placeholder text:placeholder-type="text">&lt;get_description(product, print_product_uom)&gt;</text:placeholder></text:p>
            <text:p text:style-name="P1"><text:placeholder text:placeholder-type="text">&lt;if test="product_type == 'product.template'"&gt;</text:placeholder></text:p>
            <text:p text:style-name="P1"><text:placeholder text:placeholder-type="text">&lt;if test="prod_display_type== 'prod_per_line'"&gt;</text:placeholder></text:p>
            <text:p text:style-name="P1"><text:placeholder text:placeholder-type="text">&lt;for each="prod in product.product_variant_ids"&gt;</text:placeholder></text:p>
            <text:p text:style-name="P1"><text:placeholder text:placeholder-type="text">&lt;', '.join([x.display_name for x in prod.attribute_value_ids])&gt;</text:placeholder></text:p>
            <text:p text:style-name="P1"><text:placeholder text:placeholder-type="text">&lt;/for&gt;</text:placeholder></text:p>
            <text:p text:style-name="P4"><text:placeholder text:placeholder-type="text">&lt;/if&gt;</text:placeholder></text:p>
            <text:p text:style-name="P1"><text:placeholder text:placeholder-type="text">&lt;if test="prod_display_type== 'prod_list' and len(product.product_variant_ids) &gt; 1"&gt;</text:placeholder></text:p>
            <text:p text:style-name="P1"><text:placeholder text:placeholder-type="text">&lt;for each="prod in product.product_variant_ids"&gt;</text:placeholder><text:placeholder text:placeholder-type="text">&lt;' / '.join([x.name for x in prod.attribute_value_ids])&gt;</text:placeholder>, <text:placeholder text:placeholder-type="text">&lt;/for&gt;</text:placeholder></text:p>
            <text:p text:style-name="P4"><text:placeholder text:placeholder-type="text">&lt;/if&gt;</text:placeholder></text:p>
            <text:p text:style-name="P1"><text:placeholder text:placeholder-type="text">&lt;if test="prod_display_type== 'variants'"&gt;</text:placeholder></text:p>
            <text:p text:style-name="P1"><text:placeholder text:placeholder-type="text">&lt;for each="line in product.attribute_line_ids"&gt;</text:placeholder></text:p>
            <text:p text:style-name="P1"><text:placeholder text:placeholder-type="text">&lt;line.attribute_id.name&gt;</text:placeholder>: <text:placeholder text:placeholder-type="text">&lt;', '.join([x.name for x in line.value_ids])&gt;</text:placeholder></text:p>
            <text:p text:style-name="P1"><text:placeholder text:placeholder-type="text">&lt;/for&gt;</text:placeholder></text:p>
            <text:p text:style-name="P4"><text:placeholder text:placeholder-type="text">&lt;/if&gt;</text:placeholder></text:p>
            <text:p text:style-name="P4"><text:placeholder text:placeholder-type="text">&lt;/if&gt;</text:placeholder></text:p>
          </table:table-cell>
          <table:table-cell table:style-name="Tabla1.A1" office:value-type="string">
            <text:p text:style-name="P1"><text:placeholder text:placeholder-type="text">&lt;for each="pricelist in pricelists"&gt;</text:placeholder></text:p>
          </table:table-cell>
          <table:table-cell table:style-name="Tabla1.A1" office:value-type="string">
            <text:p text:style-name="P1"><text:placeholder text:placeholder-type="text">&lt;formatLang(get_price(product, pricelist),monetary=True)&gt;</text:placeholder></text:p>
          </table:table-cell>
          <table:table-cell table:style-name="Tabla1.A1" office:value-type="string">
            <text:p text:style-name="P1"><text:placeholder text:placeholder-type="text">&lt;/for&gt;</text:placeholder></text:p>
          </table:table-cell>
        </table:table-row>
        <table:table-row table:style-name="Tabla1.4">
          <table:table-cell table:style-name="Tabla1.A1" office:value-type="string">
            <text:p text:style-name="P1"><text:placeholder text:placeholder-type="text">&lt;/for&gt;</text:placeholder></text:p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7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MP2" style:family="paragraph" style:parent-style-name="Header">
      <style:text-properties style:font-name="Arial" fo:font-size="18pt" fo:font-weight="bold" style:font-size-asian="18pt" style:font-weight-asian="bold" style:font-size-complex="18pt" style:font-weight-complex="bold"/>
    </style:style>
    <style:style style:name="MP3" style:family="paragraph" style:parent-style-name="Standard">
      <style:paragraph-properties fo:text-align="start" style:justify-single-wor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1.59cm" fo:page-height="27.94cm" style:num-format="1" style:print-orientation="portrait" fo:margin-top="2.011cm" fo:margin-bottom="2.011cm" fo:margin-left="1.3cm" fo:margin-right="1.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: asimage(company_logo,size_x=270,size_y=69,hold_ratio=True)" text:anchor-type="paragraph" svg:x="13.935cm" svg:y="-0.171cm" svg:width="5.039cm" svg:height="1.289cm" draw:z-index="0"><draw:text-box><text:p text:style-name="Frame_20_contents">Imagen</text:p></draw:text-box></draw:frame><text:placeholder text:placeholder-type="text">&lt;setLang(lang or "en_US")&gt;</text:placeholder> </text:p>
        <text:p text:style-name="MP2">Listado de precios - <text:placeholder text:placeholder-type="text">&lt;formatLang(today,date=True)&gt;</text:placeholder></text:p>
        <text:p text:style-name="MP3"><text:placeholder text:placeholder-type="text">&lt;context.get('taxes_included') and 'Los precios incluyen impuestos' or 'Los precios no incluyen impuestos'&gt;</text:placehold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mián </meta:initial-creator>
    <meta:creation-date>2012-04-25T15:43:57</meta:creation-date>
    <dc:date>2019-03-27T08:57:22.804452875</dc:date>
    <meta:editing-duration>P1DT4H51M31S</meta:editing-duration>
    <meta:editing-cycles>227</meta:editing-cycles>
    <meta:generator>LibreOffice/5.1.6.2$Linux_X86_64 LibreOffice_project/10m0$Build-2</meta:generator>
    <meta:document-statistic meta:table-count="1" meta:image-count="0" meta:object-count="0" meta:page-count="1" meta:paragraph-count="34" meta:word-count="109" meta:character-count="1195" meta:non-whitespace-character-count="1117"/>
  </office:meta>
</office:document-meta>
</file>